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653871A0165C9F88.png" manifest:media-type="image/png"/>
  <manifest:file-entry manifest:full-path="Pictures/10000000000000EB000000EC5AEA2530DD3232C5.jpg" manifest:media-type="image/jpeg"/>
  <manifest:file-entry manifest:full-path="Pictures/10000000000000E1000000E1183CF72FFD25EBD8.jpg" manifest:media-type="image/jpeg"/>
  <manifest:file-entry manifest:full-path="Pictures/100000000000013100000131B610316FB8D7211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87cm, 0.99cm, 0.926cm, 1.0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tge1" text:anchor-type="char" svg:x="0.175cm" svg:y="-0.141cm" svg:width="6.024cm" svg:height="6.188cm" draw:z-index="3"><draw:image xlink:href="Pictures/100000000000012C0000012C653871A0165C9F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tge4" text:anchor-type="char" svg:x="11.735cm" svg:y="0.035cm" svg:width="5.614cm" svg:height="5.637cm" draw:z-index="2"><draw:image xlink:href="Pictures/10000000000000EB000000EC5AEA2530DD3232C5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tge3" text:anchor-type="char" svg:x="11.358cm" svg:y="7.948cm" svg:width="5.671cm" svg:height="5.671cm" draw:z-index="1"><draw:image xlink:href="Pictures/10000000000000E1000000E1183CF72FFD25EBD8.jpg" xlink:type="simple" xlink:show="embed" xlink:actuate="onLoad" draw:mime-type="image/jpeg"/></draw:frame><draw:frame draw:style-name="fr2" draw:name="Imatge2" text:anchor-type="char" svg:x="0.542cm" svg:y="1.356cm" svg:width="5.71cm" svg:height="5.71cm" draw:z-index="0"><draw:image xlink:href="Pictures/100000000000013100000131B610316FB8D7211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9:45:44.907000000</meta:creation-date>
    <dc:date>2021-04-29T19:51:31.097000000</dc:date>
    <meta:editing-duration>PT5M46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